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.199cm"/>
    </style:style>
    <style:style style:name="P2" style:family="paragraph" style:parent-style-name="Standard">
      <style:paragraph-properties fo:keep-together="always" fo:keep-with-next="always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list-style-name="L1">
      <style:paragraph-properties fo:margin-left="1.249cm" fo:margin-right="0cm" fo:text-indent="0cm" style:auto-text-indent="false"/>
    </style:style>
    <style:style style:name="P5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6" style:family="paragraph" style:parent-style-name="Heading_20_1">
      <style:paragraph-properties fo:margin-left="0cm" fo:margin-right="0cm" fo:text-indent="0cm" style:auto-text-indent="false"/>
    </style:style>
    <style:style style:name="P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fo:font-weight="bold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__RefHeading__155_1171534594"/>Installation<text:bookmark-end text:name="__RefHeading__155_1171534594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7"><text:a xlink:type="simple" xlink:href="#__RefHeading__155_1171534594" text:style-name="Internet_20_link" text:visited-style-name="Internet_20_link">2 - Installation<text:tab/>1</text:a></text:p>
          <text:p text:style-name="P8"><text:a xlink:type="simple" xlink:href="#__RefHeading__261_1171534594" text:style-name="Internet_20_link" text:visited-style-name="Internet_20_link">2.1 - Installation des logiciels<text:tab/>1</text:a></text:p>
          <text:p text:style-name="P8"><text:a xlink:type="simple" xlink:href="#__RefHeading__263_1171534594" text:style-name="Internet_20_link" text:visited-style-name="Internet_20_link">2.2 - Initialisation de la configuration par défaut<text:tab/>1</text:a></text:p>
        </text:index-body>
      </text:table-of-content>
      <text:p text:style-name="P3"/>
      <text:h text:style-name="Heading_20_2" text:outline-level="2"><text:bookmark text:name="__RefHeading__261_1171534594"/>Installation des logiciels<text:bookmark-end text:name="__RefHeading__261_1171534594"/></text:h>
      <text:p text:style-name="P1">La procédure d'installation est décrite dans la documentation <text:span text:style-name="T1">kicad</text:span>.</text:p>
      <text:h text:style-name="Heading_20_2" text:outline-level="2"><text:bookmark text:name="__RefHeading__263_1171534594"/>Initialisation de la configuration par défaut<text:bookmark-end text:name="__RefHeading__263_1171534594"/>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34383727" text:style-name="L1">
        <text:list-item>
          <text:p text:style-name="P4">Lancer Pcbnew</text:p>
        </text:list-item>
        <text:list-item>
          <text:p text:style-name="P5"><text:span text:style-name="T3">Sauvegarder la configuration</text:span><text:span text:style-name="T5"> ainsi modifiée dans </text:span><text:span text:style-name="T4">kicad/share/template/kicad.pro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 style:shadow="none"/>
      <style:text-properties style:use-window-font-color="true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style:use-window-font-color="true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2: installation</dc:title>
    <meta:initial-creator>IUT</meta:initial-creator>
    <meta:creation-date>1996-01-27T12:47:00</meta:creation-date>
    <dc:date>2011-11-13T14:27:21.20</dc:date>
    <meta:print-date>2002-12-03T11:50:06</meta:print-date>
    <dc:language>fr-FR</dc:language>
    <meta:editing-cycles>41</meta:editing-cycles>
    <meta:editing-duration>PT1H26M38S</meta:editing-duration>
    <meta:document-statistic meta:table-count="0" meta:image-count="0" meta:object-count="0" meta:page-count="1" meta:paragraph-count="14" meta:word-count="93" meta:character-count="610" meta:non-whitespace-character-count="533"/>
    <meta:user-defined meta:name="Info 1"/>
    <meta:user-defined meta:name="Info 2"/>
    <meta:user-defined meta:name="Info 3"/>
    <meta:user-defined meta:name="Info 4"/>
  </office:meta>
</office:document-meta>
</file>